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9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113.4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5.66pt"/>
    </style:style>
    <style:style style:name="co6" style:family="table-column">
      <style:table-column-properties fo:break-before="auto" style:column-width="76.39pt"/>
    </style:style>
    <style:style style:name="co7" style:family="table-column">
      <style:table-column-properties fo:break-before="auto" style:column-width="121.95pt"/>
    </style:style>
    <style:style style:name="co8" style:family="table-column">
      <style:table-column-properties fo:break-before="auto" style:column-width="106.5pt"/>
    </style:style>
    <style:style style:name="co9" style:family="table-column">
      <style:table-column-properties fo:break-before="auto" style:column-width="73.3pt"/>
    </style:style>
    <style:style style:name="co10" style:family="table-column">
      <style:table-column-properties fo:break-before="auto" style:column-width="115pt"/>
    </style:style>
    <style:style style:name="co11" style:family="table-column">
      <style:table-column-properties fo:break-before="auto" style:column-width="74.1pt"/>
    </style:style>
    <style:style style:name="co12" style:family="table-column">
      <style:table-column-properties fo:break-before="auto" style:column-width="119.65pt"/>
    </style:style>
    <style:style style:name="co13" style:family="table-column">
      <style:table-column-properties fo:break-before="auto" style:column-width="111.15pt"/>
    </style:style>
    <style:style style:name="co14" style:family="table-column">
      <style:table-column-properties fo:break-before="auto" style:column-width="62.5pt"/>
    </style:style>
    <style:style style:name="co15" style:family="table-column">
      <style:table-column-properties fo:break-before="auto" style:column-width="70.2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DejaVu Sans Mono" fo:font-size="11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1.5pt" style:language-asian="none" style:country-asian="none" style:font-style-asian="normal" style:font-weight-asian="normal" style:font-name-complex="DejaVu Sans Mono" style:font-size-complex="11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font-name="DejaVu Sans Mono" fo:font-size="11.5pt" fo:language="none" fo:country="none" style:font-name-asian="DejaVu Sans Mono" style:font-size-asian="11.5pt" style:language-asian="none" style:country-asian="none" style:font-name-complex="DejaVu Sans Mono" style:font-size-complex="11.5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EQUENTIAL SERV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umber Clients</text:p>
          </table:table-cell>
          <table:table-cell office:value-type="string" calcext:value-type="string">
            <text:p>Number Messages/Client</text:p>
          </table:table-cell>
          <table:table-cell office:value-type="string" calcext:value-type="string">
            <text:p>Maximum Concurrency</text:p>
          </table:table-cell>
          <table:table-cell office:value-type="string" calcext:value-type="string">
            <text:p>Time (msec)</text:p>
          </table:table-cell>
          <table:table-cell office:value-type="string" calcext:value-type="string">
            <text:p>Messages/Sec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255" calcext:value-type="float">
            <text:p>1255</text:p>
          </table:table-cell>
          <table:table-cell table:formula="of:=([.A2]*[.B2])/([.D2]/1000)" office:value-type="float" office:value="15.9362549800797" calcext:value-type="float">
            <text:p>15.936254980079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1872" calcext:value-type="float">
            <text:p>1872</text:p>
          </table:table-cell>
          <table:table-cell table:formula="of:=([.A3]*[.B3])/([.D3]/1000)" office:value-type="float" office:value="106.837606837607" calcext:value-type="float">
            <text:p>106.8376068376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711" calcext:value-type="float">
            <text:p>2711</text:p>
          </table:table-cell>
          <table:table-cell table:formula="of:=([.A4]*[.B4])/([.D4]/1000)" office:value-type="float" office:value="737.735153080044" calcext:value-type="float">
            <text:p>737.7351530800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7577" calcext:value-type="float">
            <text:p>7577</text:p>
          </table:table-cell>
          <table:table-cell table:formula="of:=([.A5]*[.B5])/([.D5]/1000)" office:value-type="float" office:value="2639.5671109938" calcext:value-type="float">
            <text:p>2639.56711099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731" calcext:value-type="float">
            <text:p>10731</text:p>
          </table:table-cell>
          <table:table-cell table:formula="of:=([.A6]*[.B6])/([.D6]/1000)" office:value-type="float" office:value="18637.5920231106" calcext:value-type="float">
            <text:p>18637.5920231106</text:p>
          </table:table-cell>
        </table:table-row>
      </table:table>
      <table:table table:name="UNBOUNDED CONCURRENT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umber Clients</text:p>
          </table:table-cell>
          <table:table-cell office:value-type="string" calcext:value-type="string">
            <text:p>Number Messages/Client</text:p>
          </table:table-cell>
          <table:table-cell office:value-type="string" calcext:value-type="string">
            <text:p>Maximum Concurrency</text:p>
          </table:table-cell>
          <table:table-cell office:value-type="string" calcext:value-type="string">
            <text:p>Time (msec)</text:p>
          </table:table-cell>
          <table:table-cell office:value-type="string" calcext:value-type="string">
            <text:p>Messages/Sec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006" calcext:value-type="float">
            <text:p>1006</text:p>
          </table:table-cell>
          <table:table-cell table:formula="of:=([.A2]*[.B2])/([.D2]/1000)" office:value-type="float" office:value="19.8807157057654" calcext:value-type="float">
            <text:p>19.880715705765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1036" calcext:value-type="float">
            <text:p>1036</text:p>
          </table:table-cell>
          <table:table-cell table:formula="of:=([.A3]*[.B3])/([.D3]/1000)" office:value-type="float" office:value="193.050193050193" calcext:value-type="float">
            <text:p>193.0501930501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161" calcext:value-type="float">
            <text:p>1161</text:p>
          </table:table-cell>
          <table:table-cell table:formula="of:=([.A4]*[.B4])/([.D4]/1000)" office:value-type="float" office:value="1722.65288544358" calcext:value-type="float">
            <text:p>1722.652885443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5186" calcext:value-type="float">
            <text:p>5186</text:p>
          </table:table-cell>
          <table:table-cell table:formula="of:=([.A5]*[.B5])/([.D5]/1000)" office:value-type="float" office:value="3856.53682992673" calcext:value-type="float">
            <text:p>3856.5368299267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54592" calcext:value-type="float">
            <text:p>54592</text:p>
          </table:table-cell>
          <table:table-cell table:formula="of:=([.A6]*[.B6])/([.D6]/1000)" office:value-type="float" office:value="3663.54044548652" calcext:value-type="float">
            <text:p>3663.54044548652</text:p>
          </table:table-cell>
        </table:table-row>
      </table:table>
      <table:table table:name="BOUNDED CONCURRENT" table:style-name="ta1"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umber Clients</text:p>
          </table:table-cell>
          <table:table-cell office:value-type="string" calcext:value-type="string">
            <text:p>Number Messages/Client</text:p>
          </table:table-cell>
          <table:table-cell office:value-type="string" calcext:value-type="string">
            <text:p>Maximum Concurrency</text:p>
          </table:table-cell>
          <table:table-cell office:value-type="string" calcext:value-type="string">
            <text:p>Time (msec)</text:p>
          </table:table-cell>
          <table:table-cell office:value-type="string" calcext:value-type="string">
            <text:p>Messages/Sec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1029" calcext:value-type="float">
            <text:p>1029</text:p>
          </table:table-cell>
          <table:table-cell table:formula="of:=([.A2]*[.B2])/([.D2]/1000)" office:value-type="float" office:value="19.4363459669582" calcext:value-type="float">
            <text:p>19.436345966958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1036" calcext:value-type="float">
            <text:p>1036</text:p>
          </table:table-cell>
          <table:table-cell table:formula="of:=([.A3]*[.B3])/([.D3]/1000)" office:value-type="float" office:value="193.050193050193" calcext:value-type="float">
            <text:p>193.0501930501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29" calcext:value-type="float">
            <text:p>1029</text:p>
          </table:table-cell>
          <table:table-cell table:formula="of:=([.A4]*[.B4])/([.D4]/1000)" office:value-type="float" office:value="1943.63459669582" calcext:value-type="float">
            <text:p>1943.634596695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1161" calcext:value-type="float">
            <text:p>1161</text:p>
          </table:table-cell>
          <table:table-cell table:formula="of:=([.A5]*[.B5])/([.D5]/1000)" office:value-type="float" office:value="17226.5288544358" calcext:value-type="float">
            <text:p>17226.528854435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5595" calcext:value-type="float">
            <text:p>5595</text:p>
          </table:table-cell>
          <table:table-cell table:formula="of:=([.A6]*[.B6])/([.D6]/1000)" office:value-type="float" office:value="35746.2019660411" calcext:value-type="float">
            <text:p>35746.2019660411</text:p>
          </table:table-cell>
        </table:table-row>
      </table:table>
      <table:table table:name="CONCURRENT USING THREAD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Number Clients</text:p>
          </table:table-cell>
          <table:table-cell office:value-type="string" calcext:value-type="string">
            <text:p>Number Messages/Client</text:p>
          </table:table-cell>
          <table:table-cell office:value-type="string" calcext:value-type="string">
            <text:p>Maximum Concurrency</text:p>
          </table:table-cell>
          <table:table-cell office:value-type="string" calcext:value-type="string">
            <text:p>Time (msec)</text:p>
          </table:table-cell>
          <table:table-cell office:value-type="string" calcext:value-type="string">
            <text:p>Messages/Sec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39" calcext:value-type="float">
            <text:p>39</text:p>
          </table:table-cell>
          <table:table-cell table:formula="of:=([.A2]*[.B2])/([.D2]/1000)" office:value-type="float" office:value="512.820512820513" calcext:value-type="float">
            <text:p>512.82051282051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formula="of:=([.A3]*[.B3])/([.D3]/1000)" office:value-type="float" office:value="6666.66666666667" calcext:value-type="float">
            <text:p>6666.66666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44" calcext:value-type="float">
            <text:p>1044</text:p>
          </table:table-cell>
          <table:table-cell table:formula="of:=([.A4]*[.B4])/([.D4]/1000)" office:value-type="float" office:value="1915.70881226054" calcext:value-type="float">
            <text:p>1915.708812260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828" calcext:value-type="float">
            <text:p>828</text:p>
          </table:table-cell>
          <table:table-cell table:formula="of:=([.A5]*[.B5])/([.D5]/1000)" office:value-type="float" office:value="24154.5893719807" calcext:value-type="float">
            <text:p>24154.589371980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5147" calcext:value-type="float">
            <text:p>5147</text:p>
          </table:table-cell>
          <table:table-cell table:formula="of:=([.A6]*[.B6])/([.D6]/1000)" office:value-type="float" office:value="38857.5869438508" calcext:value-type="float">
            <text:p>38857.58694385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5:31:41.316862490</meta:creation-date>
    <dc:date>2018-06-01T17:42:38.937323991</dc:date>
    <meta:editing-duration>PT29M35S</meta:editing-duration>
    <meta:editing-cycles>8</meta:editing-cycles>
    <meta:generator>LibreOffice/6.0.3.2$Linux_X86_64 LibreOffice_project/00m0$Build-2</meta:generator>
    <meta:document-statistic meta:table-count="4" meta:cell-count="120" meta:object-count="0"/>
  </office:meta>
</office:document-meta>
</file>